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Validity.getRespons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Validity.ServletValidity( int response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ource.getValidit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Source.getLastModifi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Source.conn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Source.exis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Source.createServletConnection( String locat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ervletSource.getInput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letSourc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ource.ServletSource( String location ,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Source.calculateInternal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ource.setStoredLastModified( long lastMod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Source.getMime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Validity.isValid( SourceValidity newValid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letValidity.setResponseCode( int response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Validity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ource.getStored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